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Ce que nous n'avons pas respecte mais c’est pas grave :</text:span></text:p>
      <text:p text:style-name="P1"><text:span text:style-name="T2">Un operateur peut avoir deux arites chez nous : le - par exemple permet d'ecrire -3 ou 3-3</text:span></text:p>
      <text:p text:style-name="P1"><text:span text:style-name="T2">La ligne d’opérande n’est pas evulue des que l’utilisateur tape sur + / - / * / / ou $ mais uniquement quand il appuie sur ENTER. Cela est volontaire et, de notre point de vue, rend l’utilisation plus intuitiv.</text:span></text:p>
      <text:p text:style-name="P1"><text:span text:style-name="T2">Normalement, si la commande rentrée n’est pas valide, on ne doit pas vider la ligne de commande</text:span></text:p>
      <text:p text:style-name="P1"><text:span text:style-name="T3"/></text:p>
      <text:p text:style-name="P1"><text:span text:style-name="T4">Ce que nous n’avons pas respecte et que nous devons changer :</text:span></text:p>
      <text:p text:style-name="P1"><text:span text:style-name="T5">Normalement on est pas oblige de mettre un espace devant un opérateur. Ex : 3 3+</text:span></text:p>
      <text:p text:style-name="P2"><text:span text:style-name="T6"/></text:p>
      <text:p text:style-name="P3"><text:span text:style-name="T7">Ce qui n’est pas fait :</text:span></text:p>
      <text:p text:style-name="P3"><text:span text:style-name="T8"/></text:p>
      <text:p text:style-name="P4"><text:span text:style-name="T9">Litterale programme // Presque fini (gérer les sous-programmes)</text:span></text:p>
      <text:p text:style-name="P4"><text:span text:style-name="T9">Opérateur racine carre qui doit etre capable de renvoyer un complexe // A faire</text:span></text:p>
      <text:p text:style-name="P4"><text:span text:style-name="T9">Operateur OP → Paragraphe 1.4.3 du sujet // A faire</text:span></text:p>
      <text:p text:style-name="P4"><text:span text:style-name="T9">Operateur de pile :<text:s text:c="2"/>LASTOP LASTARGS UNDO REDO CLEAR // A faire</text:span></text:p>
      <text:p text:style-name="P5"><text:span text:style-name="T9">Verifier que lorsqu’on tape STO, on n’essaye pas de changer le sens d’un operateur existant</text:span></text:p>
      <text:p text:style-name="P6"><text:span text:style-name="T9">// On doit par exemple interdire d’ecrire 3 DROP STO sauf que le probleme c’est qu’il fait le drop avant de lancer le sto donc c’est la merde</text:span></text:p>
      <text:p text:style-name="P6"><text:span text:style-name="T9">Bouton UNDO REDO // A faire</text:span></text:p>
      <text:p text:style-name="P7"><text:span text:style-name="T9"/></text:p>
      <text:p text:style-name="P7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